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table:align="left" style:writing-mode="lr-tb"/>
    </style:style>
    <style:style style:name="Table1.A" style:family="table-column">
      <style:table-column-properties style:column-width="2.5118in"/>
    </style:style>
    <style:style style:name="Table1.B" style:family="table-column">
      <style:table-column-properties style:column-width="5.0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3752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3752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0e9f62" officeooo:paragraph-rsid="000e9f6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26519" officeooo:paragraph-rsid="00126519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1273c6" officeooo:paragraph-rsid="001273c6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e9f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5 – Code Review Template</text:p>
      <text:p text:style-name="Standard">Reviewer Name: <text:span text:style-name="T2">Pop Adrian</text:span></text:p>
      <text:p text:style-name="Standard">Reviewer Group: <text:span text:style-name="T2">216/1</text:span></text:p>
      <text:p text:style-name="Standard">Initial C application was created by (Name/Group): <text:span text:style-name="T2">Pop Leonard Andrei 216/1</text:span></text:p>
      <text:p text:style-name="P5">Please fill in the following table using appropriate, complete data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List of application functionalities that are missing, are incomplete or buggy.</text:p>
            <text:p text:style-name="P1"/>
            <text:p text:style-name="P1"/>
          </table:table-cell>
          <table:table-cell table:style-name="Table1.A1" office:value-type="string">
            <text:p text:style-name="P8">No functionality is missing, incomplete or buggy.</text:p>
          </table:table-cell>
        </table:table-row>
        <table:table-row table:style-name="Table1.1">
          <table:table-cell table:style-name="Table1.A1" office:value-type="string">
            <text:p text:style-name="P1">List of program functions (except UI) that are not covered by tests.</text:p>
            <text:p text:style-name="P1"/>
            <text:p text:style-name="P1"/>
          </table:table-cell>
          <table:table-cell table:style-name="Table1.A1" office:value-type="string">
            <text:p text:style-name="P8">App modules in entities directory, but they are being tested in the service tests.</text:p>
          </table:table-cell>
        </table:table-row>
        <table:table-row table:style-name="Table1.1">
          <table:table-cell table:style-name="Table1.A1" office:value-type="string">
            <text:p text:style-name="P1">List of program functions lacking specification.</text:p>
            <text:p text:style-name="P1"/>
            <text:p text:style-name="P1"/>
          </table:table-cell>
          <table:table-cell table:style-name="Table1.A1" office:value-type="string">
            <text:p text:style-name="P8">No program functions lacking specification, besides the interface.</text:p>
          </table:table-cell>
        </table:table-row>
        <table:table-row table:style-name="Table1.1">
          <table:table-cell table:style-name="Table1.A1" office:value-type="string">
            <text:p text:style-name="P1">Is there a clear separation between each module’s specification and its implementation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7">Yes. Specifications are in a separate file (header file).</text:p>
          </table:table-cell>
        </table:table-row>
        <table:table-row table:style-name="Table1.1">
          <table:table-cell table:style-name="Table1.A1" office:value-type="string">
            <text:p text:style-name="P1">Is the application correctly layered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8">Yes. The application is implemented following the layered architecture format (interface, service, domain etc.). </text:p>
          </table:table-cell>
        </table:table-row>
        <table:table-row table:style-name="Table1.1">
          <table:table-cell table:style-name="Table1.A1" office:value-type="string">
            <text:p text:style-name="P1">Does the application handle memory correctly (all memory is deallocated, no dangling pointers etc.).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8">Yes. No memory is being lost.</text:p>
          </table:table-cell>
        </table:table-row>
        <table:table-row table:style-name="Table1.1">
          <table:table-cell table:style-name="Table1.A1" office:value-type="string">
            <text:p text:style-name="P1">List those functions that are unclear to you (you don’t understand their role or how they work – usually a sign of bad design).</text:p>
            <text:p text:style-name="P1"/>
          </table:table-cell>
          <table:table-cell table:style-name="Table1.A1" office:value-type="string">
            <text:p text:style-name="P9">All is clear.</text:p>
          </table:table-cell>
        </table:table-row>
        <table:table-row table:style-name="Table1.1">
          <table:table-cell table:style-name="Table1.A1" office:value-type="string">
            <text:p text:style-name="P4"><text:span text:style-name="T1">List the problems present in the reviewed application and indicate the number of man-hours you require for fix</text:span><text:bookmark text:name="_GoBack"/><text:span text:style-name="T1">ing them.</text:span></text:p>
            <text:p text:style-name="P2"><text:soft-page-break/></text:p>
            <text:p text:style-name="P2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loext:contextual-spacing="fals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rthur Molnar</meta:initial-creator>
    <meta:editing-cycles>10</meta:editing-cycles>
    <meta:creation-date>2013-03-25T08:05:00</meta:creation-date>
    <dc:date>2020-03-21T12:24:33.015900499</dc:date>
    <meta:editing-duration>PT11M18S</meta:editing-duration>
    <meta:generator>LibreOffice/6.3.5.2$Linux_X86_64 LibreOffice_project/30$Build-2</meta:generator>
    <meta:document-statistic meta:table-count="1" meta:image-count="0" meta:object-count="0" meta:page-count="2" meta:paragraph-count="23" meta:word-count="202" meta:character-count="1335" meta:non-whitespace-character-count="11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